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fa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 config --global user.name "Iwandoin"</text:p>
      <text:p text:style-name="Standard"><text:s text:c="3"/>75 <text:s/>git config --global user.email i_kruglik@mail.r<text:span text:style-name="T1">u</text:span></text:p>
      <text:p text:style-name="Standard"><text:s text:c="3"/>92 <text:s/>pip install -r <text:s/>requirements.txt</text:p>
      <text:p text:style-name="Standard"><text:s text:c="3"/>93 <text:s/>gunicorn backend.wsgi:application --bind 0.0.0.0:800<text:span text:style-name="T1">0</text:span></text:p>
      <text:p text:style-name="Standard"><text:s text:c="3"/>98 <text:s/>export $(cat .env.prod | xargs)</text:p>
      <text:p text:style-name="Standard"><text:s text:c="3"/>99 <text:s/>ls</text:p>
      <text:p text:style-name="Standard"><text:s text:c="2"/>100 <text:s/>export $(cat backend/.env.prod | xargs)</text:p>
      <text:p text:style-name="Standard"><text:s text:c="2"/>101 <text:s/>gunicorn backend.wsgi:application --bind 0.0.0.0:8000</text:p>
      <text:p text:style-name="Standard"><text:s text:c="2"/>102 <text:s/>export $(cat backend/.env.prod.db | xargs)</text:p>
      <text:p text:style-name="Standard"><text:s text:c="2"/>103 <text:s/>gunicorn backend.wsgi:application --bind 0.0.0.0:8000</text:p>
      <text:p text:style-name="Standard"><text:s text:c="2"/>109 <text:s/>export $(cat backend/.env.prod | xargs)</text:p>
      <text:p text:style-name="Standard"><text:s text:c="2"/>110 <text:s/>python manage.py migrate</text:p>
      <text:p text:style-name="Standard"><text:s text:c="2"/>111 <text:s/>gunicorn backend.wsgi:application --bind 0.0.0.0:8000</text:p>
      <text:p text:style-name="Standard"><text:s text:c="2"/>112 <text:s/>python manage.py flush --no-input</text:p>
      <text:p text:style-name="Standard"><text:s text:c="2"/>113 <text:s/>python manage.py migrate</text:p>
      <text:p text:style-name="Standard"><text:s text:c="2"/>114 <text:s/>gunicorn backend.wsgi:application --bind 0.0.0.0:8000</text:p>
      <text:p text:style-name="Standard">docker-compose -f docker-compose.prod.yml up -d --build</text:p>
      <text:p text:style-name="Standard">docker-compose -f docker-compose.prod.yml dow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5:47:40.907196638</meta:creation-date>
    <dc:date>2021-07-26T15:56:09.935412211</dc:date>
    <meta:editing-duration>PT2M4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99" meta:character-count="825" meta:non-whitespace-character-count="702"/>
  </office:meta>
</office:document-meta>
</file>